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25.827cm" fo:min-width="0.262cm"/>
    </style:style>
    <style:style style:name="gr2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621cm" fo:min-width="6.772cm"/>
    </style:style>
    <style:style style:name="gr3" style:family="graphic" style:parent-style-name="standard">
      <style:graphic-properties draw:stroke="none" svg:stroke-color="#3465a4" draw:fill="solid" draw:fill-color="#47b769" draw:textarea-horizontal-align="justify" draw:textarea-vertical-align="middle" draw:auto-grow-height="false" fo:min-height="1.436cm" fo:min-width="12.33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objectwithoutfill">
      <style:graphic-properties svg:stroke-width="0.051cm" svg:stroke-color="#000000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3465a4" draw:fill="solid" draw:fill-color="#ccc095" draw:textarea-horizontal-align="justify" draw:textarea-vertical-align="middle" draw:auto-grow-height="false" fo:min-height="0.597cm" fo:min-width="3.721cm"/>
    </style:style>
    <style:style style:name="gr8" style:family="graphic" style:parent-style-name="objectwithoutfill">
      <style:graphic-properties svg:stroke-width="0.051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26.002cm" fo:min-width="0.262cm"/>
    </style:style>
    <style:style style:name="gr10" style:family="graphic" style:parent-style-name="standard">
      <style:graphic-properties draw:stroke="none" svg:stroke-color="#000000" draw:fill="none" draw:fill-color="#ffffff" fo:min-height="0.552cm"/>
    </style:style>
    <style:style style:name="gr11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621cm" fo:min-width="7.115cm"/>
    </style:style>
    <style:style style:name="gr12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621cm" fo:min-width="7.99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14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621cm" fo:min-width="7.116cm"/>
    </style:style>
    <style:style style:name="gr15" style:family="graphic" style:parent-style-name="objectwithoutfill">
      <style:graphic-properties svg:stroke-width="0.051cm" svg:stroke-color="#000000" draw:marker-start-width="0.355cm" draw:marker-end="" draw:marker-end-width="0.152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a6dae4"/>
      <style:paragraph-properties fo:text-align="center" style:writing-mode="lr-tb"/>
      <style:text-properties style:use-window-font-color="true"/>
    </style:style>
    <style:style style:name="P4" style:family="paragraph">
      <loext:graphic-properties draw:fill-color="#a6dae4"/>
      <style:paragraph-properties fo:text-align="center" style:writing-mode="lr-tb"/>
    </style:style>
    <style:style style:name="P5" style:family="paragraph">
      <loext:graphic-properties draw:fill="solid" draw:fill-color="#47b769"/>
      <style:paragraph-properties fo:text-align="center" style:writing-mode="lr-tb"/>
      <style:text-properties fo:color="#ffffff" fo:font-size="28pt" style:font-size-asian="28pt" style:font-size-complex="28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ccc095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style:use-window-font-color="true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style:font-name="OpenSymbol" style:font-name-asian="OpenSymbol" style:font-name-complex="OpenSymbol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26.077cm" svg:x="23.411cm" svg:y="5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7.366cm" svg:height="0.965cm" svg:x="5.627cm" svg:y="5.155cm">
          <text:p text:style-name="P2"><text:span text:style-name="T1">Group </text:span><text:span text:style-name="T1">Scale </text:span><text:span text:style-name="T1">Corre</text:span><text:span text:style-name="T1">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" draw:id="id4" draw:layer="layout" svg:width="7.366cm" svg:height="0.965cm" svg:x="5.627cm" svg:y="16.558cm">
          <text:p text:style-name="P2">Superbias Sub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6" draw:id="id6" draw:layer="layout" svg:width="7.366cm" svg:height="0.965cm" svg:x="5.627cm" svg:y="22.435cm">
          <text:p text:style-name="P2">Linearity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9" draw:id="id19" draw:layer="layout" svg:width="7.366cm" svg:height="0.965cm" svg:x="5.627cm" svg:y="25.686cm">
          <text:p text:style-name="P2">Dark Sub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2.837cm" svg:height="1.686cm" svg:x="7.822cm" svg:y="1.054cm">
          <text:p text:style-name="P2"><text:span text:style-name="T2">CA</text:span><text:span text:style-name="T2">LW</text:span><text:span text:style-name="T2">EB</text:span><text:span text:style-name="T2">B_</text:span><text:span text:style-name="T2">DE</text:span><text:span text:style-name="T2">TE</text:span><text:span text:style-name="T2">CT</text:span><text:span text:style-name="T2">OR</text:span><text:span text:style-name="T2">1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0.635cm" svg:height="0.827cm" svg:x="23.321cm" svg:y="7.40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4.087cm" svg:y="7.407cm">
          <draw:text-box>
            <text:p><text:span text:style-name="T3">✔</text:span></text:p>
          </draw:text-box>
        </draw:frame>
        <draw:frame draw:style-name="gr5" draw:text-style-name="P7" draw:layer="layout" svg:width="2.286cm" svg:height="0.889cm" draw:transform="rotate (1.0471975511966) translate (23.387cm 5.166cm)">
          <draw:text-box>
            <text:p><text:span text:style-name="T4">MIRI</text:span></text:p>
          </draw:text-box>
        </draw:frame>
        <draw:frame draw:style-name="gr5" draw:text-style-name="P7" draw:layer="layout" svg:width="2.286cm" svg:height="0.889cm" draw:transform="rotate (1.0471975511966) translate (24.112cm 5.166cm)">
          <draw:text-box>
            <text:p><text:span text:style-name="T4">TSO</text:span></text:p>
          </draw:text-box>
        </draw:frame>
        <draw:connector draw:style-name="gr6" draw:text-style-name="P8" draw:layer="layout" svg:x1="9.31cm" svg:y1="6.12cm" svg:x2="14.351cm" svg:y2="7.338cm" draw:start-shape="id1" draw:start-glue-point="2" draw:end-shape="id2" draw:end-glue-point="0" svg:d="M9310 6120v609h5041v609" svg:viewBox="0 0 5042 1219">
          <text:p/>
        </draw:connector>
        <draw:connector draw:style-name="gr6" draw:text-style-name="P8" draw:layer="layout" svg:x1="10.19cm" svg:y1="11.312cm" svg:x2="9.31cm" svg:y2="16.558cm" draw:start-shape="id3" draw:start-glue-point="3" draw:end-shape="id4" draw:end-glue-point="0" svg:d="M10190 11312h-880v5246" svg:viewBox="0 0 881 5247">
          <text:p/>
        </draw:connector>
        <draw:connector draw:style-name="gr6" draw:text-style-name="P8" draw:layer="layout" draw:line-skew="0.705cm" svg:x1="9.31cm" svg:y1="17.523cm" svg:x2="14.351cm" svg:y2="20.804cm" draw:start-shape="id4" draw:start-glue-point="2" draw:end-shape="id5" draw:end-glue-point="0" svg:d="M9310 17523v2346h5041v935" svg:viewBox="0 0 5042 3282">
          <text:p/>
        </draw:connector>
        <draw:connector draw:style-name="gr6" draw:text-style-name="P8" draw:layer="layout" svg:x1="9.31cm" svg:y1="23.4cm" svg:x2="9.311cm" svg:y2="24.034cm" draw:start-shape="id6" draw:start-glue-point="2" draw:end-shape="id7" draw:end-glue-point="0" svg:d="M9310 23400v317h1v317" svg:viewBox="0 0 2 635">
          <text:p/>
        </draw:connector>
        <draw:frame draw:style-name="gr4" draw:text-style-name="P6" draw:layer="layout" svg:width="0.635cm" svg:height="0.827cm" svg:x="23.337cm" svg:y="10.8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4.103cm" svg:y="10.8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3.353cm" svg:y="13.769cm">
          <draw:text-box>
            <text:p><text:span text:style-name="T3">✔</text:span></text:p>
          </draw:text-box>
        </draw:frame>
        <draw:custom-shape draw:style-name="gr7" draw:text-style-name="P9" xml:id="id8" draw:id="id8" draw:layer="layout" svg:width="5.969cm" svg:height="1.197cm" svg:x="6.326cm" svg:y="3.267cm">
          <text:p text:style-name="P2"><text:span text:style-name="T5">NIR Ram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9.311cm" svg:y1="4.464cm" svg:x2="9.31cm" svg:y2="5.155cm" draw:start-shape="id8" draw:start-glue-point="8" draw:end-shape="id1" draw:end-glue-point="0" svg:d="M9311 4464v345h-1v346" svg:viewBox="0 0 2 692">
          <text:p/>
        </draw:connector>
        <draw:line draw:style-name="gr8" draw:text-style-name="P8" draw:layer="layout" svg:x1="23.395cm" svg:y1="5.293cm" svg:x2="24.061cm" svg:y2="4.14cm">
          <text:p/>
        </draw:line>
        <draw:line draw:style-name="gr8" draw:text-style-name="P8" draw:layer="layout" svg:x1="24.119cm" svg:y1="5.287cm" svg:x2="24.741cm" svg:y2="4.273cm">
          <text:p/>
        </draw:line>
        <draw:line draw:style-name="gr8" draw:text-style-name="P8" draw:layer="layout" svg:x1="24.888cm" svg:y1="5.286cm" svg:x2="25.473cm" svg:y2="4.273cm">
          <text:p/>
        </draw:line>
        <draw:custom-shape draw:style-name="gr9" draw:text-style-name="P1" draw:layer="layout" svg:width="0.762cm" svg:height="26.252cm" svg:x="4.394cm" svg:y="5.1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26.252cm" svg:x="2.905cm" svg:y="5.1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26.252cm" svg:x="1.372cm" svg:y="5.133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0.635cm" svg:height="0.827cm" svg:x="2.082cm" svg:y="5.224cm">
          <draw:text-box>
            <text:p><text:span text:style-name="T3">✔</text:span></text:p>
          </draw:text-box>
        </draw:frame>
        <draw:frame draw:style-name="gr5" draw:text-style-name="P7" draw:layer="layout" svg:width="2.286cm" svg:height="0.889cm" draw:transform="rotate (1.0471975511966) translate (1.42cm 4.991cm)">
          <draw:text-box>
            <text:p><text:span text:style-name="T4">N</text:span><text:span text:style-name="T4">I</text:span><text:span text:style-name="T4">R</text:span><text:span text:style-name="T4">C</text:span><text:span text:style-name="T4">a</text:span><text:span text:style-name="T4">m</text:span></text:p>
          </draw:text-box>
        </draw:frame>
        <draw:frame draw:style-name="gr10" draw:text-style-name="P7" draw:layer="layout" svg:width="2.491cm" svg:height="0.802cm" draw:transform="rotate (1.0471975511966) translate (2.157cm 4.989cm)">
          <draw:text-box>
            <text:p><text:span text:style-name="T4">N</text:span><text:span text:style-name="T4">I</text:span><text:span text:style-name="T4">R</text:span><text:span text:style-name="T4">S</text:span><text:span text:style-name="T4">p</text:span><text:span text:style-name="T4">e</text:span><text:span text:style-name="T4">c</text:span></text:p>
          </draw:text-box>
        </draw:frame>
        <draw:frame draw:style-name="gr5" draw:text-style-name="P7" draw:layer="layout" svg:width="2.286cm" svg:height="0.889cm" draw:transform="rotate (1.0471975511966) translate (2.906cm 4.991cm)">
          <draw:text-box>
            <text:p><text:span text:style-name="T4">N</text:span><text:span text:style-name="T4">I</text:span><text:span text:style-name="T4">R</text:span><text:span text:style-name="T4">I</text:span><text:span text:style-name="T4">S</text:span><text:span text:style-name="T4">S</text:span></text:p>
          </draw:text-box>
        </draw:frame>
        <draw:frame draw:style-name="gr5" draw:text-style-name="P7" draw:layer="layout" svg:width="2.286cm" svg:height="0.889cm" draw:transform="rotate (1.0471975511966) translate (3.655cm 4.991cm)">
          <draw:text-box>
            <text:p><text:span text:style-name="T4">F</text:span><text:span text:style-name="T4">G</text:span><text:span text:style-name="T4">S</text:span></text:p>
          </draw:text-box>
        </draw:frame>
        <draw:frame draw:style-name="gr5" draw:text-style-name="P7" draw:layer="layout" svg:width="2.286cm" svg:height="0.889cm" draw:transform="rotate (1.0471975511966) translate (4.4cm 4.991cm)">
          <draw:text-box>
            <text:p><text:span text:style-name="T4">T</text:span><text:span text:style-name="T4">S</text:span><text:span text:style-name="T4">O</text:span></text:p>
          </draw:text-box>
        </draw:frame>
        <draw:frame draw:style-name="gr4" draw:text-style-name="P6" draw:layer="layout" svg:width="0.635cm" svg:height="0.827cm" svg:x="2.09cm" svg:y="5.22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1.315cm" svg:y="10.8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098cm" svg:y="10.8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872cm" svg:y="10.8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3.598cm" svg:y="10.8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4.35cm" svg:y="10.8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1.331cm" svg:y="16.62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114cm" svg:y="16.62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888cm" svg:y="16.62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3.614cm" svg:y="16.62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4.366cm" svg:y="16.627cm">
          <draw:text-box>
            <text:p><text:span text:style-name="T3">✔</text:span></text:p>
          </draw:text-box>
        </draw:frame>
        <draw:line draw:style-name="gr8" draw:text-style-name="P8" draw:layer="layout" svg:x1="1.402cm" svg:y1="5.111cm" svg:x2="2.426cm" svg:y2="3.338cm">
          <text:p/>
        </draw:line>
        <draw:line draw:style-name="gr8" draw:text-style-name="P8" draw:layer="layout" svg:x1="2.102cm" svg:y1="5.112cm" svg:x2="3.057cm" svg:y2="3.463cm">
          <text:p/>
        </draw:line>
        <draw:line draw:style-name="gr8" draw:text-style-name="P8" draw:layer="layout" svg:x1="2.889cm" svg:y1="5.104cm" svg:x2="3.832cm" svg:y2="3.47cm">
          <text:p/>
        </draw:line>
        <draw:line draw:style-name="gr8" draw:text-style-name="P8" draw:layer="layout" svg:x1="3.62cm" svg:y1="5.123cm" svg:x2="4.437cm" svg:y2="3.707cm">
          <text:p/>
        </draw:line>
        <draw:line draw:style-name="gr8" draw:text-style-name="P8" draw:layer="layout" svg:x1="4.408cm" svg:y1="5.118cm" svg:x2="5.074cm" svg:y2="3.965cm">
          <text:p/>
        </draw:line>
        <draw:line draw:style-name="gr8" draw:text-style-name="P8" draw:layer="layout" svg:x1="5.102cm" svg:y1="5.112cm" svg:x2="5.724cm" svg:y2="4.098cm">
          <text:p/>
        </draw:line>
        <draw:custom-shape draw:style-name="gr11" draw:text-style-name="P4" xml:id="id11" draw:id="id11" draw:layer="layout" svg:width="7.709cm" svg:height="0.965cm" svg:x="15.351cm" svg:y="13.7cm">
          <text:p text:style-name="P2">First-Frame Correc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12" draw:id="id12" draw:layer="layout" svg:width="7.709cm" svg:height="0.965cm" svg:x="15.351cm" svg:y="15.084cm">
          <text:p text:style-name="P2">Last-Frame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2" draw:id="id2" draw:layer="layout" svg:width="8.59cm" svg:height="0.965cm" svg:x="10.056cm" svg:y="7.338cm">
          <text:p text:style-name="P2">Data Quality Initializ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13" draw:id="id13" draw:layer="layout" svg:width="7.709cm" svg:height="0.965cm" svg:x="15.351cm" svg:y="16.485cm">
          <text:p text:style-name="P2">Linearity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draw:line-skew="0.814cm" svg:x1="19.378cm" svg:y1="4.464cm" svg:x2="14.351cm" svg:y2="7.338cm" draw:start-shape="id9" draw:start-glue-point="8" draw:end-shape="id2" draw:end-glue-point="0" svg:d="M19378 4464v2251h-5027v623" svg:viewBox="0 0 5028 2875">
          <text:p/>
        </draw:connector>
        <draw:connector draw:style-name="gr6" draw:text-style-name="P8" draw:layer="layout" svg:x1="18.78cm" svg:y1="11.312cm" svg:x2="19.206cm" svg:y2="12.199cm" draw:start-shape="id3" draw:start-glue-point="1" draw:end-shape="id10" draw:end-glue-point="0" svg:d="M18780 11312h426v887" svg:viewBox="0 0 427 888">
          <text:p/>
        </draw:connector>
        <draw:connector draw:style-name="gr6" draw:text-style-name="P8" draw:layer="layout" svg:x1="19.205cm" svg:y1="14.665cm" svg:x2="19.205cm" svg:y2="15.084cm" draw:start-shape="id11" draw:start-glue-point="2" draw:end-shape="id12" draw:end-glue-point="0" svg:d="M19205 14665v419" svg:viewBox="0 0 1 420">
          <text:p/>
        </draw:connector>
        <draw:connector draw:style-name="gr6" draw:text-style-name="P8" draw:layer="layout" svg:x1="19.205cm" svg:y1="16.049cm" svg:x2="19.205cm" svg:y2="16.485cm" draw:start-shape="id12" draw:start-glue-point="2" draw:end-shape="id13" draw:end-glue-point="0" svg:d="M19205 16049v436" svg:viewBox="0 0 1 437">
          <text:p/>
        </draw:connector>
        <draw:custom-shape draw:style-name="gr7" draw:text-style-name="P9" xml:id="id9" draw:id="id9" draw:layer="layout" svg:width="5.969cm" svg:height="1.197cm" svg:x="16.393cm" svg:y="3.267cm">
          <text:p text:style-name="P2"><text:span text:style-name="T5">MIR Ram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5" draw:id="id15" draw:layer="layout" svg:width="5.969cm" svg:height="1.197cm" svg:x="11.367cm" svg:y="32.667cm">
          <text:p text:style-name="P2"><text:span text:style-name="T5">Uncalibrated Slop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line-skew="0cm -0.286cm" svg:x1="18.646cm" svg:y1="29.38cm" svg:x2="14.352cm" svg:y2="32.667cm" draw:start-shape="id14" draw:start-glue-point="1" draw:end-shape="id15" draw:end-glue-point="4" svg:d="M18646 29380h501v1599h-4795v1688" svg:viewBox="0 0 4796 3288">
          <text:p/>
        </draw:connector>
        <draw:custom-shape draw:style-name="gr12" draw:text-style-name="P4" xml:id="id3" draw:id="id3" draw:layer="layout" svg:width="8.59cm" svg:height="0.965cm" svg:x="10.19cm" svg:y="10.83cm">
          <text:p text:style-name="P2">Saturation Che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xml:id="id22" draw:id="id22" draw:layer="layout" svg:x1="14.485cm" svg:y1="10.83cm" svg:x2="14.485cm" svg:y2="10.83cm" draw:start-shape="id3" draw:start-glue-point="0" draw:end-shape="id3" draw:end-glue-point="0" svg:d="M14485 10830z" svg:viewBox="0 0 1 1">
          <text:p/>
        </draw:connector>
        <draw:custom-shape draw:style-name="gr11" draw:text-style-name="P4" xml:id="id17" draw:id="id17" draw:layer="layout" svg:width="7.709cm" svg:height="0.965cm" svg:x="15.351cm" svg:y="17.906cm">
          <text:p text:style-name="P2">RSCD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16" draw:id="id16" draw:layer="layout" svg:width="7.709cm" svg:height="0.965cm" svg:x="15.351cm" svg:y="19.381cm">
          <text:p text:style-name="P2">Dark Sub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5" draw:id="id5" draw:layer="layout" svg:width="8.59cm" svg:height="0.965cm" svg:x="10.056cm" svg:y="20.804cm">
          <text:p text:style-name="P2">Reference Pixel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svg:x1="15.351cm" svg:y1="19.863cm" svg:x2="14.351cm" svg:y2="20.804cm" draw:start-shape="id16" draw:start-glue-point="3" draw:end-shape="id5" draw:end-glue-point="0" svg:d="M15351 19863h-1000v941" svg:viewBox="0 0 1001 942">
          <text:p/>
        </draw:connector>
        <draw:connector draw:style-name="gr6" draw:text-style-name="P8" draw:layer="layout" svg:x1="10.056cm" svg:y1="21.286cm" svg:x2="9.31cm" svg:y2="22.435cm" draw:start-shape="id5" draw:start-glue-point="3" draw:end-shape="id6" draw:end-glue-point="0" svg:d="M10056 21286h-746v1149" svg:viewBox="0 0 747 1150">
          <text:p/>
        </draw:connector>
        <draw:custom-shape draw:style-name="gr12" draw:text-style-name="P4" xml:id="id18" draw:id="id18" draw:layer="layout" svg:width="8.59cm" svg:height="0.965cm" svg:x="10.056cm" svg:y="27.372cm">
          <text:p text:style-name="P2">Jump Det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4" draw:id="id14" draw:layer="layout" svg:width="8.59cm" svg:height="0.965cm" svg:x="10.056cm" svg:y="28.898cm">
          <text:p text:style-name="P2">Slope Fit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svg:x1="19.205cm" svg:y1="17.45cm" svg:x2="19.205cm" svg:y2="17.906cm" draw:start-shape="id13" draw:start-glue-point="2" draw:end-shape="id17" draw:end-glue-point="0" svg:d="M19205 17450v456" svg:viewBox="0 0 1 457">
          <text:p/>
        </draw:connector>
        <draw:connector draw:style-name="gr6" draw:text-style-name="P8" draw:layer="layout" draw:line-skew="0cm 1.598cm" svg:x1="18.646cm" svg:y1="21.286cm" svg:x2="14.351cm" svg:y2="27.372cm" draw:start-shape="id5" draw:start-glue-point="1" draw:end-shape="id18" draw:end-glue-point="0" svg:d="M18646 21286h501v4883h-4796v1203" svg:viewBox="0 0 4797 6087">
          <text:p/>
        </draw:connector>
        <draw:connector draw:style-name="gr6" draw:text-style-name="P8" draw:layer="layout" svg:x1="19.205cm" svg:y1="18.871cm" svg:x2="19.205cm" svg:y2="19.381cm" draw:start-shape="id17" draw:start-glue-point="2" draw:end-shape="id16" draw:end-glue-point="0" svg:d="M19205 18871v510" svg:viewBox="0 0 1 511">
          <text:p/>
        </draw:connector>
        <draw:connector draw:style-name="gr6" draw:text-style-name="P8" draw:layer="layout" svg:x1="10.056cm" svg:y1="24.477cm" svg:x2="9.31cm" svg:y2="25.686cm" draw:end-shape="id19" svg:d="M10056 24477v354h-746v855" svg:viewBox="0 0 747 1210">
          <text:p/>
        </draw:connector>
        <draw:connector draw:style-name="gr6" draw:text-style-name="P8" draw:layer="layout" svg:x1="12.993cm" svg:y1="26.168cm" svg:x2="14.351cm" svg:y2="27.372cm" draw:start-shape="id19" draw:start-glue-point="1" draw:end-shape="id18" draw:end-glue-point="0" svg:d="M12993 26168h1358v1204" svg:viewBox="0 0 1359 1205">
          <text:p/>
        </draw:connector>
        <draw:connector draw:style-name="gr6" draw:text-style-name="P8" draw:layer="layout" svg:x1="14.351cm" svg:y1="28.337cm" svg:x2="14.351cm" svg:y2="28.898cm" draw:start-shape="id18" draw:start-glue-point="2" draw:end-shape="id14" draw:end-glue-point="0" svg:d="M14351 28337v561" svg:viewBox="0 0 1 562">
          <text:p/>
        </draw:connector>
        <draw:frame draw:style-name="gr4" draw:text-style-name="P6" draw:layer="layout" svg:width="0.635cm" svg:height="0.827cm" svg:x="23.362cm" svg:y="15.153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3.362cm" svg:y="16.55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4.128cm" svg:y="16.55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3.371cm" svg:y="17.975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3.38cm" svg:y="19.45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4.146cm" svg:y="19.45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3.389cm" svg:y="20.873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4.155cm" svg:y="20.873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3.407cm" svg:y="27.441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4.173cm" svg:y="27.441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3.416cm" svg:y="28.96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4.182cm" svg:y="28.96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1.307cm" svg:y="7.40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09cm" svg:y="7.40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864cm" svg:y="7.40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3.59cm" svg:y="7.40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4.342cm" svg:y="7.40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098cm" svg:y="7.40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872cm" svg:y="7.40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3.598cm" svg:y="7.40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4.35cm" svg:y="7.40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1.339cm" svg:y="20.873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122cm" svg:y="20.873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896cm" svg:y="20.873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3.622cm" svg:y="20.873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4.374cm" svg:y="20.873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1.347cm" svg:y="22.50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13cm" svg:y="22.50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904cm" svg:y="22.50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3.63cm" svg:y="22.50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4.382cm" svg:y="22.50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1.355cm" svg:y="24.06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138cm" svg:y="24.06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912cm" svg:y="24.06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3.638cm" svg:y="24.064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1.363cm" svg:y="25.755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146cm" svg:y="25.755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92cm" svg:y="25.755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3.646cm" svg:y="25.755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4.398cm" svg:y="25.755cm">
          <draw:text-box>
            <text:p><text:span text:style-name="T3">✔</text:span></text:p>
          </draw:text-box>
        </draw:frame>
        <draw:frame draw:style-name="gr13" draw:text-style-name="P6" draw:layer="layout" svg:width="0.635cm" svg:height="0.827cm" svg:x="1.371cm" svg:y="27.441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154cm" svg:y="27.441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928cm" svg:y="27.441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3.654cm" svg:y="27.441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4.406cm" svg:y="27.441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1.379cm" svg:y="28.96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162cm" svg:y="28.96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.936cm" svg:y="28.96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3.662cm" svg:y="28.96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4.414cm" svg:y="28.967cm">
          <draw:text-box>
            <text:p><text:span text:style-name="T3">✔</text:span></text:p>
          </draw:text-box>
        </draw:frame>
        <draw:line draw:style-name="gr8" draw:text-style-name="P8" draw:layer="layout" svg:x1="25.13cm" svg:y1="31.385cm" svg:x2="24.899cm" svg:y2="5.218cm">
          <text:p/>
        </draw:line>
        <draw:custom-shape draw:style-name="gr2" draw:text-style-name="P4" xml:id="id7" draw:id="id7" draw:layer="layout" svg:width="7.366cm" svg:height="0.965cm" svg:x="5.628cm" svg:y="24.034cm">
          <text:p text:style-name="P2">Persistence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0" draw:id="id20" draw:layer="layout" svg:width="7.366cm" svg:height="0.965cm" svg:x="5.628cm" svg:y="30.477cm">
          <text:p text:style-name="P2">Gain Scale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svg:x1="10.056cm" svg:y1="29.38cm" svg:x2="9.311cm" svg:y2="30.477cm" draw:start-shape="id14" draw:start-glue-point="3" draw:end-shape="id20" svg:d="M10056 29380h-745v1097" svg:viewBox="0 0 746 1098">
          <text:p/>
        </draw:connector>
        <draw:connector draw:style-name="gr6" draw:text-style-name="P8" draw:layer="layout" svg:x1="12.994cm" svg:y1="30.959cm" svg:x2="14.352cm" svg:y2="32.667cm" draw:start-shape="id20" draw:start-glue-point="1" draw:end-shape="id15" draw:end-glue-point="4" svg:d="M12994 30959h1358v1708" svg:viewBox="0 0 1359 1709">
          <text:p/>
        </draw:connector>
        <draw:frame draw:style-name="gr4" draw:text-style-name="P6" draw:layer="layout" svg:width="0.635cm" svg:height="0.827cm" svg:x="2.171cm" svg:y="30.546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4.423cm" svg:y="30.546cm">
          <draw:text-box>
            <text:p><text:span text:style-name="T3">✔</text:span></text:p>
          </draw:text-box>
        </draw:frame>
        <draw:custom-shape draw:style-name="gr14" draw:text-style-name="P4" xml:id="id10" draw:id="id10" draw:layer="layout" svg:width="7.71cm" svg:height="0.965cm" svg:x="15.351cm" svg:y="12.199cm">
          <text:p text:style-name="P2">Reset Anomaly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svg:x1="19.206cm" svg:y1="13.164cm" svg:x2="19.205cm" svg:y2="13.7cm" draw:start-shape="id10" draw:start-glue-point="2" draw:end-shape="id11" draw:end-glue-point="0" svg:d="M19206 13164v268h-1v268" svg:viewBox="0 0 2 537">
          <text:p/>
        </draw:connector>
        <draw:frame draw:style-name="gr4" draw:text-style-name="P6" draw:layer="layout" svg:width="0.635cm" svg:height="0.827cm" svg:x="23.362cm" svg:y="12.27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4.128cm" svg:y="12.27cm">
          <draw:text-box>
            <text:p><text:span text:style-name="T3">✔</text:span></text:p>
          </draw:text-box>
        </draw:frame>
        <draw:custom-shape draw:style-name="gr14" draw:text-style-name="P4" xml:id="id21" draw:id="id21" draw:layer="layout" svg:width="7.71cm" svg:height="0.965cm" svg:x="15.352cm" svg:y="8.7cm">
          <text:p text:style-name="P2">EMI Pattern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svg:x1="18.646cm" svg:y1="7.82cm" svg:x2="19.207cm" svg:y2="8.7cm" draw:start-shape="id2" draw:start-glue-point="1" draw:end-shape="id21" draw:end-glue-point="0" svg:d="M18646 7820h561v880" svg:viewBox="0 0 562 881">
          <text:p/>
        </draw:connector>
        <draw:connector draw:style-name="gr6" draw:text-style-name="P8" draw:layer="layout" svg:x1="19.207cm" svg:y1="9.665cm" svg:x2="14.485cm" svg:y2="10.83cm" draw:start-shape="id21" draw:start-glue-point="2" draw:end-shape="id22" draw:end-glue-point="0" svg:d="M19207 9665v570h-4722v595" svg:viewBox="0 0 4723 1166">
          <text:p/>
        </draw:connector>
        <draw:frame draw:style-name="gr4" draw:text-style-name="P6" draw:layer="layout" svg:width="0.635cm" svg:height="0.827cm" svg:x="23.33cm" svg:y="8.808cm">
          <draw:text-box>
            <text:p><text:span text:style-name="T3">✔</text:span></text:p>
          </draw:text-box>
        </draw:frame>
        <draw:frame draw:style-name="gr4" draw:text-style-name="P6" draw:layer="layout" svg:width="0.635cm" svg:height="0.827cm" svg:x="24.096cm" svg:y="8.808cm">
          <draw:text-box>
            <text:p><text:span text:style-name="T3">✔</text:span></text:p>
          </draw:text-box>
        </draw:frame>
        <draw:connector draw:style-name="gr15" draw:text-style-name="P8" draw:layer="layout" draw:line-skew="-0.301cm" svg:x1="10.056cm" svg:y1="7.82cm" svg:x2="14.566cm" svg:y2="10.236cm" draw:start-shape="id2" draw:start-glue-point="3" svg:d="M10056 7820h-801v2416h5311" svg:viewBox="0 0 5312 24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797cm" fo:page-height="34.9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rl Gordon</meta:initial-creator>
    <meta:creation-date>2017-03-03T14:40:37.951197325</meta:creation-date>
    <dc:date>2024-02-13T12:39:22.567771354</dc:date>
    <meta:editing-duration>PT1H44M27S</meta:editing-duration>
    <meta:editing-cycles>32</meta:editing-cycles>
    <meta:generator>LibreOffice/5.3.6.1$Linux_X86_64 LibreOffice_project/30$Build-1</meta:generator>
    <dc:creator>Karl Gordon</dc:creator>
    <meta:document-statistic meta:object-count="141"/>
  </office:meta>
</office:document-meta>
</file>